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5ea" officeooo:paragraph-rsid="0016d5ea"/>
    </style:style>
    <style:style style:name="P2" style:family="paragraph" style:parent-style-name="Standard">
      <style:text-properties officeooo:paragraph-rsid="0016d5ea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8bd63" fo:background-color="#fffffe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da054" fo:background-color="#fffffe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8bd63" officeooo:paragraph-rsid="0018bd63" fo:background-color="#fffffe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da054" officeooo:paragraph-rsid="001da054" fo:background-color="#fffffe"/>
    </style:style>
    <style:style style:name="P8" style:family="paragraph" style:parent-style-name="Standard">
      <style:paragraph-properties style:line-height-at-least="0.503cm"/>
      <style:text-properties fo:color="#000000" fo:background-color="#fffff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text-properties officeooo:rsid="001f5c6f" officeooo:paragraph-rsid="001f5c6f"/>
    </style:style>
    <style:style style:name="P11" style:family="paragraph" style:parent-style-name="Standard">
      <style:text-properties officeooo:paragraph-rsid="001f5c6f"/>
    </style:style>
    <style:style style:name="P12" style:family="paragraph" style:parent-style-name="Standard">
      <style:text-properties officeooo:paragraph-rsid="001fd7fd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8bd63" fo:background-color="#fffffe"/>
    </style:style>
    <style:style style:name="P1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35691" officeooo:paragraph-rsid="00235691" fo:background-color="#fffffe"/>
    </style:style>
    <style:style style:name="T1" style:family="text">
      <style:text-properties officeooo:rsid="0016d5ea"/>
    </style:style>
    <style:style style:name="T2" style:family="text">
      <style:text-properties fo:color="#000000" style:font-name="Droid Sans Mono" fo:font-size="10.5pt" fo:font-weight="normal" fo:background-color="#fffffe" loext:char-shading-value="0"/>
    </style:style>
    <style:style style:name="T3" style:family="text">
      <style:text-properties officeooo:rsid="0018bd63"/>
    </style:style>
    <style:style style:name="T4" style:family="text">
      <style:text-properties officeooo:rsid="001da054"/>
    </style:style>
    <style:style style:name="T5" style:family="text">
      <style:text-properties officeooo:rsid="001f5c6f"/>
    </style:style>
    <style:style style:name="T6" style:family="text">
      <style:text-properties style:font-name="Droid Sans Mono" fo:font-size="10.5pt" fo:font-weight="normal"/>
    </style:style>
    <style:style style:name="T7" style:family="text">
      <style:text-properties officeooo:rsid="001fd7fd"/>
    </style:style>
    <style:style style:name="T8" style:family="text">
      <style:text-properties officeooo:rsid="0021c0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sta exercícios</text:p>
      <text:p text:style-name="P2"><text:span text:style-name="T1">01-</text:span><text:span text:style-name="T2">const MEDIA = 70;</text:span></text:p>
      <text:p text:style-name="P3">const Aula= 80;</text:p>
      <text:p text:style-name="P3">const limitefalta = 25;</text:p>
      <text:p text:style-name="P9"/>
      <text:p text:style-name="P3">let nome = "Naruto Uzumaki";</text:p>
      <text:p text:style-name="P3">let nota1 = 45;</text:p>
      <text:p text:style-name="P3">let nota2 = 80;</text:p>
      <text:p text:style-name="P3">let nota3 = 90;</text:p>
      <text:p text:style-name="P9"/>
      <text:p text:style-name="P3">let numFaltas = 15;</text:p>
      <text:p text:style-name="P9"/>
      <text:p text:style-name="P3">let somaNotaAluno = nota1 + nota2 + nota3;</text:p>
      <text:p text:style-name="P3">console.log("soma das notas "+ somaNotaAluno);</text:p>
      <text:p text:style-name="P9"/>
      <text:p text:style-name="P3">let mediaAluno = somaNotaAluno / 3;</text:p>
      <text:p text:style-name="P3">console.log("media das notas"+ mediaAluno);</text:p>
      <text:p text:style-name="P9"/>
      <text:p text:style-name="P3">let mediaDaFolha = mediaAluno.toFixed(2);</text:p>
      <text:p text:style-name="P3">console.log("media formatada"+ mediaDaFolha);</text:p>
      <text:p text:style-name="P9"/>
      <text:p text:style-name="P3">// 1ª parte da solução do problema - rascunho</text:p>
      <text:p text:style-name="P3">if (mediaDaFolha &gt;= MEDIA) {</text:p>
      <text:p text:style-name="P3">console.log("O aluno" + nome + "está Aprovado");</text:p>
      <text:p text:style-name="P3">} else {</text:p>
      <text:p text:style-name="P3">console.log("O aluno" + nome + "está Reprovado")</text:p>
      <text:p text:style-name="P3">}</text:p>
      <text:p text:style-name="P3">//calculo da porcetagem (x/y)*100</text:p>
      <text:p text:style-name="P3">let porcetagem = (numFaltas/Aula)*100</text:p>
      <text:p text:style-name="P3">console.log("limitefalta"+ limitefalta);</text:p>
      <text:p text:style-name="P9"/>
      <text:p text:style-name="P3">if(mediaDaFolha &gt;=MEDIA &amp;&amp; porcetagem &gt;limitefalta) {</text:p>
      <text:p text:style-name="P3">console.log("O aluno" + nome + "está aprovado");</text:p>
      <text:p text:style-name="P3">} else {</text:p>
      <text:p text:style-name="P3">console.log("O aluno" + nome + "está reprovado por falta"); </text:p>
      <text:p text:style-name="P3">}</text:p>
      <text:p text:style-name="P3">………………………………………………………………………………………………………………………..</text:p>
      <text:p text:style-name="P5"><text:span text:style-name="T4">02-</text:span>/*Um comerciante comprou um produto e quer vendê-lo com um lucro de 45% se o valor</text:p>
      <text:p text:style-name="P3">da compra for menor que R$ 50,00; caso contrário, o lucro será de 30%. Desenvolva</text:p>
      <text:p text:style-name="P3">uma aplicação em JavaScript que leia o valor do produto e imprima o valor de venda</text:p>
      <text:p text:style-name="P3">para o produto.*/</text:p>
      <text:p text:style-name="P9"/>
      <text:p text:style-name="P3">/*valor produto 1*/</text:p>
      <text:p text:style-name="P3">let Compra = 25;</text:p>
      <text:p text:style-name="P3">let lucro = 45;</text:p>
      <text:p text:style-name="P9"/>
      <text:p text:style-name="P3">if (Compra &lt; 50){</text:p>
      <text:p text:style-name="P3">lucro = Compra *0.45</text:p>
      <text:p text:style-name="P3">}else { </text:p>
      <text:p text:style-name="P3">lucro = Compra * 0.3</text:p>
      <text:p text:style-name="P3"><text:soft-page-break/>}</text:p>
      <text:p text:style-name="P3">console.log("O valor da compra é R$" + lucro)</text:p>
      <text:p text:style-name="P7"/>
      <text:p text:style-name="P3">………………………………………………………………………………………………………………………..</text:p>
      <text:p text:style-name="P3">………………………………………………………………………………………………………………………..</text:p>
      <text:p text:style-name="P12"><text:span text:style-name="T7">3- </text:span></text:p>
      <text:p text:style-name="P12"><text:span text:style-name="T7">let salarioAntigo = 1045;</text:span></text:p>
      <text:p text:style-name="P12"><text:span text:style-name="T1">let salarioNovo = 1500</text:span></text:p>
      <text:p text:style-name="P12"/>
      <text:p text:style-name="P12"><text:span text:style-name="T1">if(salarioAntigo &lt;= salarioNovo){</text:span></text:p>
      <text:p text:style-name="P12"><text:span text:style-name="T1"><text:s text:c="3"/>salarioNovo = salarioAntigo * 1.3</text:span></text:p>
      <text:p text:style-name="P12"><text:span text:style-name="T1">} </text:span></text:p>
      <text:p text:style-name="P12"/>
      <text:p text:style-name="P12"><text:span text:style-name="T1">console.log("Novo salário é de R$" + salarioNovo)4.a-</text:span><text:span text:style-name="T2">for (let i=10; i&gt;= 0; i--){</text:span></text:p>
      <text:p text:style-name="P3">console.log(i);</text:p>
      <text:p text:style-name="P3">}let salarioAntigo = 1550;</text:p>
      <text:p text:style-name="P3">let salarioNovo = 2600</text:p>
      <text:p text:style-name="P3"/>
      <text:p text:style-name="P3">if (1500 &lt;= 2600){</text:p>
      <text:p text:style-name="P3"><text:s text:c="2"/>salarioNovo * 2600 / 1<text:span text:style-name="T8">0</text:span>0</text:p>
      <text:p text:style-name="P3">}</text:p>
      <text:p text:style-name="P3"><text:s/><text:span text:style-name="T7">(incompleto os resutados dos codigos estavam dando tudo quebrado ,revendo)</text:span></text:p>
      <text:p text:style-name="P3"/>
      <text:p text:style-name="P3"/>
      <text:p text:style-name="P4">…………………………………………………………………………………………………………………………………</text:p>
      <text:p text:style-name="P15">4- a-const meuArray =[10,9,8,7,6,5,4,3,2,1]</text:p>
      <text:p text:style-name="P15">for(let i=0; i&lt;meuArray.length; i++){</text:p>
      <text:p text:style-name="P15"><text:s text:c="2"/>const element= meuArray[i];</text:p>
      <text:p text:style-name="P15"><text:s text:c="2"/>console.log(element);</text:p>
      <text:p text:style-name="P15">}</text:p>
      <text:p text:style-name="P4"/>
      <text:p text:style-name="P4"/>
      <text:p text:style-name="P4"><text:span text:style-name="T3">b-const meuArray =[0,1,4,9,16,25,36,49,64,81,100]</text:span></text:p>
      <text:p text:style-name="P3">{</text:p>
      <text:p text:style-name="P3">console.log(meuArray);</text:p>
      <text:p text:style-name="P3">}</text:p>
      <text:p text:style-name="P6">………………………………………………………………………………………………………………………..</text:p>
      <text:p text:style-name="P11"><text:span text:style-name="T5">05-</text:span><text:span text:style-name="T2">/*Uma faculdade oferece um curso que prepara os candidatados a obter licença estadual</text:span></text:p>
      <text:p text:style-name="P3">para corretor de imóveis. No ano passado, dez alunos que concluíram esse curso</text:p>
      <text:p text:style-name="P3">prestaram o exame. A universidade quer saber como foi o desempenho dos seus alunos</text:p>
      <text:p text:style-name="P3">que concluíram esse curso prestaram o exame. Você foi contratado para escrever de</text:p>
      <text:p text:style-name="P3">programa que resuma os resultados. Para tanto, você recebeu uma lista desses 10</text:p>
      <text:p text:style-name="P3">alunos. Ao lado de cada nome é escrito 1 se o aluno, passou no exame ou 2 se o aluno</text:p>
      <text:p text:style-name="P3">foi reprovado.</text:p>
      <text:p text:style-name="P3">Desenvolva uma aplicação em JavaScript que:</text:p>
      <text:p text:style-name="P3">a) Insira a cada resultado do exame (isto é, um 1 ou um 2). Exiba a mensagem</text:p>
      <text:p text:style-name="P8">“<text:span text:style-name="T6">Inserir resultado” na tela toda vez que o programa solicitar o resultado do outro</text:span></text:p>
      <text:p text:style-name="P3">exame.</text:p>
      <text:p text:style-name="P3">b) Conte o número de cada tipo de resultado.</text:p>
      <text:p text:style-name="P3"><text:soft-page-break/>c) Exiba um resumo dos resultados do exame indicando o número de alunos</text:p>
      <text:p text:style-name="P3">aprovados e reprovados.</text:p>
      <text:p text:style-name="P3">d) Se mais de oito estudantes forem aprovados no exame, imprima a mensagem</text:p>
      <text:p text:style-name="P8">“<text:span text:style-name="T6">Bonus to Instructor!”*/</text:span></text:p>
      <text:p text:style-name="P3">let Alunos = 10;</text:p>
      <text:p text:style-name="P3">let Aprovados = 9</text:p>
      <text:p text:style-name="P3">let Reprovados = 1</text:p>
      <text:p text:style-name="P9"/>
      <text:p text:style-name="P3">for (i = 10 ; i&lt; Alunos; i++){</text:p>
      <text:p text:style-name="P3">console.log(" Candidato"+(i+1))</text:p>
      <text:p text:style-name="P3">let aprovacao = prompt("Aprovado")</text:p>
      <text:p text:style-name="P3">if (aprovacao == 7){</text:p>
      <text:p text:style-name="P3">console.log("Candidato Aprovado!")</text:p>
      <text:p text:style-name="P3">}else{</text:p>
      <text:p text:style-name="P3">console.log("Candidato Reprovado!")</text:p>
      <text:p text:style-name="P3">}</text:p>
      <text:p text:style-name="P3">}</text:p>
      <text:p text:style-name="P9"/>
      <text:p text:style-name="P3">console.log("Numero de candidatos aprovados: " +Aprovados)</text:p>
      <text:p text:style-name="P3">console.log("Numero de candidatos reprovados: " +Reprovados)</text:p>
      <text:p text:style-name="P9"/>
      <text:p text:style-name="P3">if(Alunos&gt;8){</text:p>
      <text:p text:style-name="P3">console.log("Bonus to Instructor!")</text:p>
      <text:p text:style-name="P3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5:11:26.343537462</meta:creation-date>
    <dc:date>2020-10-13T23:50:03.362851737</dc:date>
    <meta:editing-duration>PT1H20M43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3" meta:paragraph-count="103" meta:word-count="522" meta:character-count="3491" meta:non-whitespace-character-count="3059"/>
  </office:meta>
</office:document-meta>
</file>